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2025-10-22 0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6952" calcext:value-type="float">
            <text:p>114.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2025-04-23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47984" calcext:value-type="float">
            <text:p>112.6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2025-02-12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52072" calcext:value-type="float">
            <text:p>113.3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2024-10-2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09728" calcext:value-type="float">
            <text:p>114.4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2024-07-2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45848" calcext:value-type="float">
            <text:p>113.8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2024-04-0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81968" calcext:value-type="float">
            <text:p>113.2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2024-02-08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75744" calcext:value-type="float">
            <text:p>113.7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2023-10-12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8768" calcext:value-type="float">
            <text:p>114.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2023-07-11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18544" calcext:value-type="float">
            <text:p>113.3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2023-04-19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86184" calcext:value-type="float">
            <text:p>113.4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2023-02-01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09144" calcext:value-type="float">
            <text:p>114.3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2022-10-2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38528" calcext:value-type="float">
            <text:p>116.2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2022-07-18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3712" calcext:value-type="float">
            <text:p>115.0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2022-04-22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2004" calcext:value-type="float">
            <text:p>114.6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2022-02-03 0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64336" calcext:value-type="float">
            <text:p>115.4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2021-10-18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32304" calcext:value-type="float">
            <text:p>116.7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2021-07-27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78736" calcext:value-type="float">
            <text:p>116.3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2021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15952" calcext:value-type="float">
            <text:p>113.9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2021-01-26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2004" calcext:value-type="float">
            <text:p>114.6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2020-01-29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11864" calcext:value-type="float">
            <text:p>113.2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2019-01-28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9088" calcext:value-type="float">
            <text:p>116.9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2018-02-0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94048" calcext:value-type="float">
            <text:p>118.4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2017-02-15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20712" calcext:value-type="float">
            <text:p>121.5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2016-11-1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56832" calcext:value-type="float">
            <text:p>120.9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2016-02-09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98136" calcext:value-type="float">
            <text:p>119.1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2015-02-05 2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98136" calcext:value-type="float">
            <text:p>119.1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2013-03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28216" calcext:value-type="float">
            <text:p>116.0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2012-02-24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28216" calcext:value-type="float">
            <text:p>116.0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2011-02-1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8996" calcext:value-type="float">
            <text:p>117.7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2010-02-2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32304" calcext:value-type="float">
            <text:p>116.7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2009-02-2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8996" calcext:value-type="float">
            <text:p>117.7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2008-02-22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44568" calcext:value-type="float">
            <text:p>118.8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2007-0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4048" calcext:value-type="float">
            <text:p>118.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2006-02-2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63696" calcext:value-type="float">
            <text:p>117.9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2005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44568" calcext:value-type="float">
            <text:p>118.8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2004-02-24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48656" calcext:value-type="float">
            <text:p>119.5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2003-02-2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32304" calcext:value-type="float">
            <text:p>116.7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2002-02-20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4048" calcext:value-type="float">
            <text:p>118.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2000-02-2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77696" calcext:value-type="float">
            <text:p>115.6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1999-02-26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2004" calcext:value-type="float">
            <text:p>114.6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1998-02-25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15952" calcext:value-type="float">
            <text:p>113.9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1997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5872" calcext:value-type="float">
            <text:p>117.0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1995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76456" calcext:value-type="float">
            <text:p>113.3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1994-07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6232" calcext:value-type="float">
            <text:p>112.3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1993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8448" calcext:value-type="float">
            <text:p>111.7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1992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9576" calcext:value-type="float">
            <text:p>111.6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1991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352" calcext:value-type="float">
            <text:p>111.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1990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0816" calcext:value-type="float">
            <text:p>111.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1989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6328" calcext:value-type="float">
            <text:p>110.0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1988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3088" calcext:value-type="float">
            <text:p>107.0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1987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4112" calcext:value-type="float">
            <text:p>106.8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1986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8968" calcext:value-type="float">
            <text:p>104.5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1985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6216" calcext:value-type="float">
            <text:p>103.8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1984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628" calcext:value-type="float">
            <text:p>103.5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1983-0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64" calcext:value-type="float">
            <text:p>104.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1982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15664" calcext:value-type="float">
            <text:p>105.5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1981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0416" calcext:value-type="float">
            <text:p>106.9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1980-06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20904" calcext:value-type="float">
            <text:p>101.7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3092</text:p>
          </table:table-cell>
          <table:table-cell office:value-type="string" calcext:value-type="string">
            <text:p>04N/35E-22AAA</text:p>
          </table:table-cell>
          <table:table-cell office:value-type="string" calcext:value-type="string">
            <text:p>1961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